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trateg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9" calcext:value-type="float">
            <text:p>39</text:p>
          </table:table-cell>
          <table:table-cell table:number-columns-repeated="1013"/>
        </table:table-row>
      </table:table>
      <table:table table:name="Order" table:style-name="ta1">
        <table:table-column table:style-name="co4" table:number-columns-repeated="1023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188" calcext:value-type="float">
            <text:p>1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316" calcext:value-type="float">
            <text:p>316</text:p>
          </table:table-cell>
          <table:table-cell table:number-columns-repeated="1021"/>
        </table:table-row>
      </table:table>
      <table:table table:name="Saturation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Strategy.A1:Strategy.AMI1048576" table:contains-header="false">
          <table:sort>
            <table:sort-by table:field-number="3" table:order="descending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Order.A2:Order.A5" table:contains-header="false"/>
        <table:database-range table:name="__Anonymous_Sheet_DB__2" table:target-range-address="Saturation.A1:Saturation.B1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4:52:47.072637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3:45:33.890585016</meta:creation-date>
    <dc:date>2016-09-16T14:54:01.014789058</dc:date>
    <meta:editing-duration>P0D</meta:editing-duration>
    <meta:editing-cycles>3</meta:editing-cycles>
    <meta:generator>LibreOffice/4.2.8.2$Linux_X86_64 LibreOffice_project/420m0$Build-2</meta:generator>
    <meta:document-statistic meta:table-count="3" meta:cell-count="297" meta:object-count="0"/>
  </office:meta>
</office:document-meta>
</file>